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Warren Cty Tone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21_FIRE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table:style-name="ce1" office:value-type="string" calcext:value-type="string">
            <text:p>21_FIRE_OFC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_DUTY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1_RESCUE_OFC</text:p>
          </table:table-cell>
          <table:table-cell office:value-type="float" office:value="457.9" calcext:value-type="float">
            <text:p>457.9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2_HAZMAT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53.4" calcext:value-type="float">
            <text:p>115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3_FIRE</text:p>
          </table:table-cell>
          <table:table-cell office:value-type="float" office:value="483.5" calcext:value-type="float">
            <text:p>483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3_FIRE_OFC</text:p>
          </table:table-cell>
          <table:table-cell office:value-type="float" office:value="483.5" calcext:value-type="float">
            <text:p>483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6_FIRE</text:p>
          </table:table-cell>
          <table:table-cell office:value-type="float" office:value="510.5" calcext:value-type="float">
            <text:p>510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6_FIRE_OFC</text:p>
          </table:table-cell>
          <table:table-cell office:value-type="float" office:value="510.5" calcext:value-type="float">
            <text:p>510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7_FIRE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7_FIRE_OFC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FIRE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FIRE_OFC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_DUTY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8_RESCUE_OFC</text:p>
          </table:table-cell>
          <table:table-cell office:value-type="float" office:value="553.9" calcext:value-type="float">
            <text:p>553.9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9_FIRE</text:p>
          </table:table-cell>
          <table:table-cell office:value-type="float" office:value="569.1" calcext:value-type="float">
            <text:p>569.1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29_FIRE_OFC</text:p>
          </table:table-cell>
          <table:table-cell office:value-type="float" office:value="569.1" calcext:value-type="float">
            <text:p>569.1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3_WCFM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8_FIRE</text:p>
          </table:table-cell>
          <table:table-cell office:value-type="float" office:value="634.5" calcext:value-type="float">
            <text:p>634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8_FIRE_OFC</text:p>
          </table:table-cell>
          <table:table-cell office:value-type="float" office:value="634.5" calcext:value-type="float">
            <text:p>634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FIRE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FIRE_OFC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_DUTY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530.5" calcext:value-type="float">
            <text:p>1530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39_RESCUE_OFC</text:p>
          </table:table-cell>
          <table:table-cell office:value-type="float" office:value="669.9" calcext:value-type="float">
            <text:p>669.9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FIRE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FIRE_OFC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_DUTY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1_RESCUE_OFC</text:p>
          </table:table-cell>
          <table:table-cell office:value-type="float" office:value="688.3" calcext:value-type="float">
            <text:p>688.3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FIRE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FIRE_OFC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_DUTY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46_RESCUE_OFC</text:p>
          </table:table-cell>
          <table:table-cell office:value-type="float" office:value="707.3" calcext:value-type="float">
            <text:p>707.3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5_FIRE_ACAD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_DUTY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6_RESCUE_OFC</text:p>
          </table:table-cell>
          <table:table-cell office:value-type="float" office:value="726.8" calcext:value-type="float">
            <text:p>726.8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7_FIRE</text:p>
          </table:table-cell>
          <table:table-cell office:value-type="float" office:value="746.8" calcext:value-type="float">
            <text:p>746.8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57_FIRE_OFC</text:p>
          </table:table-cell>
          <table:table-cell office:value-type="float" office:value="746.8" calcext:value-type="float">
            <text:p>746.8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_DUTY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321.2" calcext:value-type="float">
            <text:p>1321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2_FIRE_OFC</text:p>
          </table:table-cell>
          <table:table-cell office:value-type="float" office:value="2468.2" calcext:value-type="float">
            <text:p>2468.2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FIRE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FIRE_OFC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_DUTY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3_RESCUE_OFC</text:p>
          </table:table-cell>
          <table:table-cell office:value-type="float" office:value="810.2" calcext:value-type="float">
            <text:p>810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FIRE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FIRE_OFC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_DUTY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4_RESCUE_OFC</text:p>
          </table:table-cell>
          <table:table-cell office:value-type="float" office:value="832.5" calcext:value-type="float">
            <text:p>832.5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5_FIRE</text:p>
          </table:table-cell>
          <table:table-cell office:value-type="float" office:value="855.5" calcext:value-type="float">
            <text:p>855.5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5_FIRE_OFC</text:p>
          </table:table-cell>
          <table:table-cell office:value-type="float" office:value="855.5" calcext:value-type="float">
            <text:p>855.5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6_FIRE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6_FIRE_OFC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FIRE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FIRE_OFC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_DUTY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78_RESCUE_OFC</text:p>
          </table:table-cell>
          <table:table-cell office:value-type="float" office:value="903.2" calcext:value-type="float">
            <text:p>903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2_FIRE</text:p>
          </table:table-cell>
          <table:table-cell office:value-type="float" office:value="928.1" calcext:value-type="float">
            <text:p>928.1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2_FIRE_OFC</text:p>
          </table:table-cell>
          <table:table-cell office:value-type="float" office:value="928.1" calcext:value-type="float">
            <text:p>928.1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FIRE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FIRE_OFC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_DUTY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3_RESCUE_OFC</text:p>
          </table:table-cell>
          <table:table-cell office:value-type="float" office:value="953.7" calcext:value-type="float">
            <text:p>953.7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5_SCART</text:p>
          </table:table-cell>
          <table:table-cell office:value-type="float" office:value="1092.4" calcext:value-type="float">
            <text:p>1092.4</text:p>
          </table:table-cell>
          <table:table-cell office:value-type="float" office:value="1" calcext:value-type="float">
            <text:p>1.0</text:p>
          </table:table-cell>
          <table:table-cell office:value-type="float" office:value="1153.4" calcext:value-type="float">
            <text:p>115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88_WC_TAC</text:p>
          </table:table-cell>
          <table:table-cell office:value-type="float" office:value="1092.4" calcext:value-type="float">
            <text:p>1092.4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1_FIRE</text:p>
          </table:table-cell>
          <table:table-cell office:value-type="float" office:value="979.9" calcext:value-type="float">
            <text:p>979.9</text:p>
          </table:table-cell>
          <table:table-cell office:value-type="float" office:value="1" calcext:value-type="float">
            <text:p>1.0</text:p>
          </table:table-cell>
          <table:table-cell office:value-type="float" office:value="1251.4" calcext:value-type="float">
            <text:p>1251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1_FIRE_OFC</text:p>
          </table:table-cell>
          <table:table-cell office:value-type="float" office:value="979.9" calcext:value-type="float">
            <text:p>979.9</text:p>
          </table:table-cell>
          <table:table-cell office:value-type="float" office:value="1" calcext:value-type="float">
            <text:p>1.0</text:p>
          </table:table-cell>
          <table:table-cell office:value-type="float" office:value="1357.6" calcext:value-type="float">
            <text:p>1357.6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FIRE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FIRE_OFC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496.8" calcext:value-type="float">
            <text:p>496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_DUTY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4_RESCUE_OFC</text:p>
          </table:table-cell>
          <table:table-cell office:value-type="float" office:value="1006.9" calcext:value-type="float">
            <text:p>1006.9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_DUTY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5_RESCUE_OFC</text:p>
          </table:table-cell>
          <table:table-cell office:value-type="float" office:value="1034.7" calcext:value-type="float">
            <text:p>1034.7</text:p>
          </table:table-cell>
          <table:table-cell office:value-type="float" office:value="1" calcext:value-type="float">
            <text:p>1.0</text:p>
          </table:table-cell>
          <table:table-cell office:value-type="float" office:value="1185.2" calcext:value-type="float">
            <text:p>1185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FIRE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433.4" calcext:value-type="float">
            <text:p>1433.4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FIRE_OFC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496.2" calcext:value-type="float">
            <text:p>496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217.8" calcext:value-type="float">
            <text:p>1217.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_DUTY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98_RESCUE_OFC</text:p>
          </table:table-cell>
          <table:table-cell office:value-type="float" office:value="1063.2" calcext:value-type="float">
            <text:p>1063.2</text:p>
          </table:table-cell>
          <table:table-cell office:value-type="float" office:value="1" calcext:value-type="float">
            <text:p>1.0</text:p>
          </table:table-cell>
          <table:table-cell office:value-type="float" office:value="1395" calcext:value-type="float">
            <text:p>139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EMS_MOB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321.2" calcext:value-type="float">
            <text:p>1321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MFC</text:p>
          </table:table-cell>
          <table:table-cell office:value-type="float" office:value="1830.5" calcext:value-type="float">
            <text:p>1830.5</text:p>
          </table:table-cell>
          <table:table-cell office:value-type="float" office:value="1" calcext:value-type="float">
            <text:p>1.0</text:p>
          </table:table-cell>
          <table:table-cell office:value-type="float" office:value="1122.5" calcext:value-type="float">
            <text:p>1122.5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string" calcext:value-type="string">
            <text:p>COUNTY_FIRE</text:p>
          </table:table-cell>
          <table:table-cell office:value-type="float" office:value="1687.2" calcext:value-type="float">
            <text:p>1687.2</text:p>
          </table:table-cell>
          <table:table-cell office:value-type="float" office:value="4" calcext:value-type="float">
            <text:p>4.0</text:p>
          </table:table-cell>
          <table:table-cell office:value-type="float" office:value="1687.2" calcext:value-type="float">
            <text:p>1687.2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office:value-type="string" calcext:value-type="string">
            <text:p>COUNTY_EMS</text:p>
          </table:table-cell>
          <table:table-cell office:value-type="float" office:value="1733.7" calcext:value-type="float">
            <text:p>1733.7</text:p>
          </table:table-cell>
          <table:table-cell office:value-type="float" office:value="4" calcext:value-type="float">
            <text:p>4.0</text:p>
          </table:table-cell>
          <table:table-cell office:value-type="float" office:value="1733.7" calcext:value-type="float">
            <text:p>1733.7</text:p>
          </table:table-cell>
          <table:table-cell office:value-type="float" office:value="4" calcext:value-type="float">
            <text:p>4.0</text:p>
          </table:table-cell>
        </table:table-row>
        <table:table-row table:style-name="ro1">
          <table:table-cell table:style-name="ce4"/>
          <table:table-cell/>
          <table:table-cell table:style-name="Default"/>
          <table:table-cell/>
          <table:table-cell table:style-name="Default"/>
        </table:table-row>
      </table:table>
      <table:named-expressions>
        <table:named-range table:name="DATA" table:base-cell-address="$'Warren Cty Tones'.$A$1" table:cell-range-address="$'Warren Cty Tones'.$A$1:.$E$91"/>
      </table:named-expressions>
      <table:database-ranges>
        <table:database-range table:name="__Anonymous_Sheet_DB__0" table:target-range-address="'Warren Cty Tones'.A1:'Warren Cty Tones'.E9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1:07:35.416607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21:09:28.687920298</dc:date>
    <meta:editing-duration>PT15H30M45S</meta:editing-duration>
    <meta:editing-cycles>6</meta:editing-cycles>
    <meta:generator>LibreOffice/6.0.7.3$Linux_X86_64 LibreOffice_project/00m0$Build-3</meta:generator>
    <meta:document-statistic meta:table-count="1" meta:cell-count="465" meta:object-count="0"/>
  </office:meta>
</office:document-meta>
</file>